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3D0000003DBAC8370E310057A9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ohne_20_Füllung_20_und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svg:stroke-width="0cm" svg:stroke-color="#ffffff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solid" svg:stroke-width="0cm" svg:stroke-color="#000000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solid" svg:stroke-width="0.026cm" svg:stroke-color="#000000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solid" svg:stroke-width="0.079cm" svg:stroke-color="#000000" draw:marker-end="msArrowOpenEnd_20_5" draw:marker-end-width="0.355cm" draw:marker-end-center="false" draw:fill="none" draw:textarea-vertical-align="top" draw:auto-grow-height="false" fo:min-height="0cm" fo:min-width="5.99cm" fo:padding-top="0.125cm" fo:padding-bottom="0.125cm" fo:padding-left="0.25cm" fo:padding-right="0.25cm" fo:wrap-option="wrap"/>
    </style:style>
    <style:style style:name="gr6" style:family="graphic">
      <style:graphic-properties style:protect="size"/>
    </style:style>
    <style:style style:name="pr1" style:family="presentation" style:parent-style-name="Titelfolie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2" style:family="presentation" style:parent-style-name="Titelfolie-notes">
      <style:graphic-properties draw:fill-color="#ffffff" draw:auto-grow-height="true" fo:min-height="13.364cm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5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2.3000001907349pt" fo:hyphenate="false"/>
    </style:style>
    <style:style style:name="P6" style:family="paragraph">
      <loext:graphic-properties draw:fill-color="#ffffff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font-style="normal" style:text-underline-style="solid" style:text-underline-width="auto" style:text-underline-color="font-color" fo:font-weight="normal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1" fo:font-size="8pt" fo:letter-spacing="normal" fo:font-style="normal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6" style:family="text">
      <style:text-properties fo:font-variant="normal" fo:text-transform="none" fo:color="#ff0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7" style:family="text">
      <style:text-properties fo:font-variant="normal" fo:text-transform="none" fo:color="#ff0000" style:text-line-through-style="none" style:text-line-through-type="none" style:text-position="0% 100%" style:font-name="Calibri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elfolie" presentation:presentation-page-layout-name="AL1T0">
        <draw:frame draw:name="Titel 1" presentation:style-name="pr1" draw:text-style-name="P2" draw:layer="layout" svg:width="21.589cm" svg:height="2.785cm" svg:x="1.299cm" svg:y="0.573cm" presentation:class="title" presentation:user-transformed="true">
          <draw:text-box>
            <text:p text:style-name="P1"><text:span text:style-name="T1">Fernwartungssoftware</text:span></text:p>
          </draw:text-box>
        </draw:frame>
        <draw:frame draw:name="Picture 4" draw:style-name="gr1" draw:text-style-name="P3" draw:layer="layout" svg:width="0.8cm" svg:height="0.55cm" svg:x="13.687cm" svg:y="6.6cm">
          <draw:image xlink:href="Pictures/100002010000003D0000003DBAC8370E310057A9.png" xlink:type="simple" xlink:show="embed" xlink:actuate="onLoad">
            <text:p/>
          </draw:image>
        </draw:frame>
        <draw:custom-shape draw:name="Textfeld 30" draw:style-name="gr2" draw:text-style-name="P5" draw:layer="layout" svg:width="4.358cm" svg:height="0.841cm" svg:x="9.341cm" svg:y="6.736cm">
          <text:p text:style-name="P4"><text:span text:style-name="T2">API: Datentransf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1" draw:style-name="gr3" draw:text-style-name="P5" draw:layer="layout" svg:width="7.627cm" svg:height="5.073cm" svg:x="15.966cm" svg:y="4.726cm">
          <text:p text:style-name="P4"><text:span text:style-name="T3"/></text:p>
          <text:p text:style-name="P4"><text:span text:style-name="T4">BETRIEB:</text:span></text:p>
          <text:p text:style-name="P4"><text:span text:style-name="T5"/></text:p>
          <text:p text:style-name="P4"><text:span text:style-name="T5"><text:s text:c="6"/></text:span><text:span text:style-name="T5">Milchmengendaten</text:span></text:p>
          <text:p text:style-name="P4"><text:span text:style-name="T6"/></text:p>
          <text:p text:style-name="P4"><text:span text:style-name="T7">ISM: Fernwartungssoftware XY</text:span></text:p>
          <text:p text:style-name="P4"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Gerade Verbindung 22" draw:style-name="gr4" draw:text-style-name="P3" draw:layer="layout" svg:x1="15.258cm" svg:y1="4.996cm" svg:x2="19.726cm" svg:y2="3.222cm">
          <text:p/>
        </draw:line>
        <draw:line draw:name="Gerade Verbindung 23" draw:style-name="gr4" draw:text-style-name="P3" draw:layer="layout" svg:x1="24.301cm" svg:y1="4.996cm" svg:x2="19.726cm" svg:y2="3.222cm">
          <text:p/>
        </draw:line>
        <draw:custom-shape draw:name="Textfeld 24" draw:style-name="gr3" draw:text-style-name="P5" draw:layer="layout" svg:width="6.49cm" svg:height="3.211cm" svg:x="1.699cm" svg:y="5.408cm">
          <text:p text:style-name="P4"><text:span text:style-name="T4">DATENBANKSYSTEM ZO/Qualitas:</text:span></text:p>
          <text:p text:style-name="P4"><text:span text:style-name="T5"/></text:p>
          <text:p text:style-name="P4"><text:span text:style-name="T7">Fernwartungssoftware X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25" draw:style-name="gr5" draw:text-style-name="P3" draw:layer="layout" svg:width="6.49cm" svg:height="0.001cm" svg:x="8.768cm" svg:y="7.517cm">
          <text:p/>
          <draw:enhanced-geometry draw:mirror-horizontal="true" draw:mirror-vertical="false" svg:viewBox="0 0 21600 21600" draw:type="mso-spt32" draw:enhanced-path="M 0 0 L 21600 21600 N"/>
        </draw:custom-shape>
        <draw:frame draw:name="Picture 4" draw:style-name="gr1" draw:text-style-name="P3" draw:layer="layout" svg:width="0.8cm" svg:height="0.55cm" svg:x="16.087cm" svg:y="6cm">
          <draw:image xlink:href="Pictures/100002010000003D0000003DBAC8370E310057A9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msArrowOpenEnd_20_5" draw:display-name="msArrowOpenEnd 5" svg:viewBox="0 0 450 450" svg:d="M225 0l225 409-68 41-157-288-158 288-67-4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elfolie-background" style:family="presentation">
      <style:graphic-properties draw:stroke="none" draw:fill="solid" draw:fill-color="#ffffff"/>
      <style:text-properties style:letter-kerning="true"/>
    </style:style>
    <style:style style:name="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-outline1" style:family="presentation">
      <style:graphic-properties draw:stroke="none" draw:fill="none" draw:auto-grow-height="false" draw:fit-to-size="shrink-to-fit">
        <text:list-style style:name="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4cm" fo:margin-bottom="0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1.7999992370605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language-asian="de" style:country-asian="DE" style:font-style-asian="normal" style:font-weight-asian="normal" style:font-name-complex="Mangal" style:font-family-complex="Mangal" style:font-family-generic-complex="system" style:font-pitch-complex="variable" style:font-size-complex="32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folie-outline2" style:family="presentation" style:parent-style-name="Titelfolie-outline1">
      <style:paragraph-properties fo:margin-left="0cm" fo:margin-right="0cm" fo:margin-top="0.272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6.3999996185303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elfolie-outline3" style:family="presentation" style:parent-style-name="Titelfolie-outline2">
      <style:paragraph-properties fo:margin-left="0cm" fo:margin-right="0cm" fo:margin-top="0.203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3.6999998092651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folie-outline4" style:family="presentation" style:parent-style-name="Titelfolie-outline3">
      <style:paragraph-properties fo:margin-left="0cm" fo:margin-right="0cm" fo:margin-top="0.136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3.6999998092651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folie-outline5" style:family="presentation" style:parent-style-name="Titelfolie-outline4">
      <style:paragraph-properties fo:margin-left="0cm" fo:margin-right="0cm" fo:margin-top="0.067cm" fo:margin-bottom="0cm" fo:text-indent="0cm"/>
      <style:text-properties fo:font-size="13.6999998092651pt" style:font-size-asian="20pt" style:font-size-complex="20pt"/>
    </style:style>
    <style:style style:name="Titelfolie-outline6" style:family="presentation" style:parent-style-name="Titelfolie-outline5">
      <style:paragraph-properties fo:margin-left="0cm" fo:margin-right="0cm" fo:margin-top="0.067cm" fo:margin-bottom="0cm" fo:text-indent="0cm"/>
      <style:text-properties fo:font-size="13.6999998092651pt" style:font-size-asian="20pt" style:font-size-complex="20pt"/>
    </style:style>
    <style:style style:name="Titelfolie-outline7" style:family="presentation" style:parent-style-name="Titelfolie-outline6">
      <style:paragraph-properties fo:margin-left="0cm" fo:margin-right="0cm" fo:margin-top="0.067cm" fo:margin-bottom="0cm" fo:text-indent="0cm"/>
      <style:text-properties fo:font-size="13.6999998092651pt" style:font-size-asian="20pt" style:font-size-complex="20pt"/>
    </style:style>
    <style:style style:name="Titelfolie-outline8" style:family="presentation" style:parent-style-name="Titelfolie-outline7">
      <style:paragraph-properties fo:margin-left="0cm" fo:margin-right="0cm" fo:margin-top="0.067cm" fo:margin-bottom="0cm" fo:text-indent="0cm"/>
      <style:text-properties fo:font-size="13.6999998092651pt" style:font-size-asian="20pt" style:font-size-complex="20pt"/>
    </style:style>
    <style:style style:name="Titelfolie-outline9" style:family="presentation" style:parent-style-name="Titelfolie-outline8">
      <style:paragraph-properties fo:margin-left="0cm" fo:margin-right="0cm" fo:margin-top="0.067cm" fo:margin-bottom="0cm" fo:text-indent="0cm"/>
      <style:text-properties fo:font-size="13.6999998092651pt" style:font-size-asian="20pt" style:font-size-complex="20pt"/>
    </style:style>
    <style:style style:name="Titelfolie-subtitle" style:family="presentation">
      <style:graphic-properties draw:stroke="none" draw:fill="none" draw:textarea-vertical-align="middle">
        <text:list-style style:name="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-title" style:family="presentation">
      <style:graphic-properties draw:stroke="none" draw:fill="none" draw:textarea-vertical-align="middle">
        <text:list-style style:name="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2.3000001907349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de" style:country-asian="DE" style:font-style-asian="normal" style:font-weight-asian="normal" style:font-name-complex="Mangal" style:font-family-complex="Mangal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3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elfolie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Titelfolie-subtitle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Titelfoli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4" style:family="presentation" style:parent-style-name="Titelfolie-backgroundobjects">
      <style:graphic-properties draw:stroke="none" draw:fill="none" draw:fill-color="#ffffff" draw:auto-grow-height="false" fo:min-height="1.485cm"/>
    </style:style>
    <style:style style:name="Mpr5" style:family="presentation" style:parent-style-name="Titelfol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7" style:family="paragraph">
      <style:paragraph-properties fo:margin-left="0cm" fo:margin-right="0cm" fo:margin-top="0.226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32pt"/>
    </style:style>
    <style:style style:name="MP9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10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11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8b8b8b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4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4.605cm" svg:x="1cm" svg:y="3.97cm"/>
      <draw:page-thumbnail draw:layer="backgroundobjects" svg:width="8.999cm" svg:height="4.605cm" svg:x="1cm" svg:y="12.546cm"/>
      <draw:page-thumbnail draw:layer="backgroundobjects" svg:width="8.999cm" svg:height="4.605cm" svg:x="1cm" svg:y="21.122cm"/>
      <draw:page-thumbnail draw:layer="backgroundobjects" svg:width="8.999cm" svg:height="4.605cm" svg:x="11cm" svg:y="3.97cm"/>
      <draw:page-thumbnail draw:layer="backgroundobjects" svg:width="8.999cm" svg:height="4.605cm" svg:x="11cm" svg:y="12.546cm"/>
      <draw:page-thumbnail draw:layer="backgroundobjects" svg:width="8.999cm" svg:height="4.605cm" svg:x="11cm" svg:y="21.122cm"/>
    </style:handout-master>
    <style:master-page style:name="Titelfolie" style:page-layout-name="PM1" draw:style-name="Mdp1">
      <draw:frame draw:name="Titel 1" presentation:style-name="Mpr1" draw:text-style-name="MP6" draw:layer="backgroundobjects" svg:width="21.589cm" svg:height="2.785cm" svg:x="1.905cm" svg:y="4.037cm" presentation:class="title" presentation:user-transformed="true">
        <draw:text-box>
          <text:p text:style-name="MP5"><text:span text:style-name="MT2">Titelmasterformat durch Klicken bearbeiten</text:span></text:p>
        </draw:text-box>
      </draw:frame>
      <draw:frame draw:name="Untertitel 2" presentation:style-name="Mpr2" draw:text-style-name="MP8" draw:layer="backgroundobjects" svg:width="17.779cm" svg:height="3.321cm" svg:x="3.81cm" svg:y="7.366cm" presentation:class="subtitle" presentation:user-transformed="true">
        <draw:text-box>
          <text:p text:style-name="MP7"><text:span text:style-name="MT3">Formatvorlage des Untertitelmasters durch Klicken bearbeiten</text:span></text:p>
        </draw:text-box>
      </draw:frame>
      <draw:frame draw:name="Datumsplatzhalter 3" presentation:style-name="Mpr3" draw:text-style-name="MP10" draw:layer="backgroundobjects" svg:width="5.926cm" svg:height="0.692cm" svg:x="1.27cm" svg:y="12.049cm" presentation:class="date-time" presentation:user-transformed="true">
        <draw:text-box>
          <text:p text:style-name="MP9"><text:span text:style-name="MT4"><text:date style:data-style-name="D1" text:date-value="2016-02-08">8.02.16</text:date></text:span></text:p>
        </draw:text-box>
      </draw:frame>
      <draw:frame draw:name="Fußzeilenplatzhalter 4" presentation:style-name="Mpr3" draw:text-style-name="MP10" draw:layer="backgroundobjects" svg:width="8.042cm" svg:height="0.692cm" svg:x="8.678cm" svg:y="12.049cm" presentation:class="footer" presentation:user-transformed="true">
        <draw:text-box>
          <text:p/>
        </draw:text-box>
      </draw:frame>
      <draw:frame draw:name="Foliennummernplatzhalter 5" presentation:style-name="Mpr3" draw:text-style-name="MP10" draw:layer="backgroundobjects" svg:width="5.926cm" svg:height="0.692cm" svg:x="18.203cm" svg:y="12.049cm" presentation:class="page-number" presentation:user-transformed="true">
        <draw:text-box>
          <text:p text:style-name="MP11"><text:span text:style-name="MT4"><text:page-number>&lt;Foliennummer&gt;</text:page-number></text:span></text:p>
        </draw:text-box>
      </draw:frame>
      <draw:frame presentation:style-name="Titelfolie-outline1" draw:layer="backgroundobjects" svg:width="22.859cm" svg:height="7.539cm" svg:x="1.27cm" svg:y="3.041cm" presentation:class="outline" presentation:placeholder="true">
        <draw:text-box/>
      </draw:frame>
      <presentation:notes style:page-layout-name="PM0">
        <draw:page-thumbnail presentation:style-name="Titelfolie-title" draw:layer="backgroundobjects" svg:width="14.848cm" svg:height="11.136cm" svg:x="3.075cm" svg:y="2.257cm" presentation:class="page"/>
        <draw:frame presentation:style-name="Titelfoli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Eigenständiger Webservice</dc:title>
    <meta:initial-creator>Sarah Görlich</meta:initial-creator>
    <meta:editing-cycles>34</meta:editing-cycles>
    <meta:creation-date>2016-02-04T15:22:50</meta:creation-date>
    <dc:date>2016-02-08T14:29:40.566000000</dc:date>
    <meta:editing-duration>PT2M56S</meta:editing-duration>
    <meta:generator>LibreOffice/5.0.4.2$Windows_x86 LibreOffice_project/2b9802c1994aa0b7dc6079e128979269cf95bc78</meta:generator>
    <meta:document-statistic meta:object-count="33"/>
    <meta:user-defined meta:name="AppVersion">14.0000</meta:user-defined>
    <meta:user-defined meta:name="Company">QualitasAG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</meta:user-defined>
  </office:meta>
</office:document-meta>
</file>